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Absatz-Standardschriftar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list-style-name="LFO2" style:family="paragraph"/>
    <style:style style:name="T15" style:parent-style-name="Absatz-Standardschriftart" style:family="text">
      <style:text-properties fo:font-weight="bold" style:font-weight-asian="bold" style:font-weight-complex="bold"/>
    </style:style>
    <style:style style:name="P16" style:parent-style-name="Standard" style:list-style-name="LFO2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T23" style:parent-style-name="Absatz-Standardschriftart" style:family="text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list-style-name="LFO3" style:family="paragraph"/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Standard" style:list-style-name="LFO3" style:family="paragraph"/>
    <style:style style:name="T28" style:parent-style-name="Absatz-Standardschriftart" style:family="text">
      <style:text-properties fo:font-weight="bold" style:font-weight-asian="bold" style:font-weight-complex="bold"/>
    </style:style>
    <style:style style:name="P29" style:parent-style-name="Standard" style:list-style-name="LFO3" style:family="paragraph"/>
    <style:style style:name="T30" style:parent-style-name="Absatz-Standardschriftart" style:family="text">
      <style:text-properties fo:font-weight="bold" style:font-weight-asian="bold" style:font-weight-complex="bold" fo:language="en" fo:country="US"/>
    </style:style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fo:language="en" fo:country="US"/>
    </style:style>
    <style:style style:name="P33" style:parent-style-name="Standard" style:list-style-name="LFO3" style:family="paragraph"/>
    <style:style style:name="P34" style:parent-style-name="Standard" style:list-style-name="LFO3" style:family="paragraph"/>
    <style:style style:name="T35" style:parent-style-name="Absatz-Standardschriftart" style:family="text">
      <style:text-properties fo:font-weight="bold" style:font-weight-asian="bold" style:font-weight-complex="bold"/>
    </style:style>
    <style:style style:name="P36" style:parent-style-name="Standard" style:list-style-name="LFO3" style:family="paragraph"/>
    <style:style style:name="T37" style:parent-style-name="Absatz-Standardschriftart" style:family="text">
      <style:text-properties fo:font-weight="bold" style:font-weight-asian="bold" style:font-weight-complex="bold"/>
    </style:style>
    <style:style style:name="P38" style:parent-style-name="Standard" style:list-style-name="LFO3" style:family="paragraph">
      <style:text-properties fo:language="en" fo:country="US"/>
    </style:style>
    <style:style style:name="P39" style:parent-style-name="Standard" style:list-style-name="LFO3" style:family="paragraph"/>
    <style:style style:name="P40" style:parent-style-name="Standard" style:list-style-name="LFO3" style:family="paragraph"/>
    <style:style style:name="P41" style:parent-style-name="Standard" style:list-style-name="LFO3" style:family="paragraph"/>
    <style:style style:name="P42" style:parent-style-name="Standard" style:list-style-name="LFO3" style:family="paragraph"/>
    <style:style style:name="T43" style:parent-style-name="Absatz-Standardschriftart" style:family="text">
      <style:text-properties fo:font-weight="bold" style:font-weight-asian="bold" style:font-weight-complex="bold"/>
    </style:style>
    <style:style style:name="P44" style:parent-style-name="Standard" style:list-style-name="LFO3" style:family="paragraph"/>
    <style:style style:name="T45" style:parent-style-name="Absatz-Standardschriftart" style:family="text">
      <style:text-properties fo:font-weight="bold" style:font-weight-asian="bold" style:font-weight-complex="bold"/>
    </style:style>
    <style:style style:name="P46" style:parent-style-name="Standard" style:list-style-name="LFO3" style:family="paragraph"/>
    <style:style style:name="T47" style:parent-style-name="Absatz-Standardschriftart" style:family="text">
      <style:text-properties fo:font-style="italic" style:font-style-asian="italic" style:font-style-complex="italic"/>
    </style:style>
    <style:style style:name="P48" style:parent-style-name="Standard" style:list-style-name="LFO3" style:family="paragraph"/>
    <style:style style:name="T49" style:parent-style-name="Absatz-Standardschriftart" style:family="text">
      <style:text-properties fo:font-style="italic" style:font-style-asian="italic" style:font-style-complex="italic"/>
    </style:style>
    <style:style style:name="P50" style:parent-style-name="Standard" style:list-style-name="LFO3" style:family="paragraph"/>
    <style:style style:name="T51" style:parent-style-name="Absatz-Standardschriftart" style:family="text">
      <style:text-properties fo:font-style="italic" style:font-style-asian="italic" style:font-style-complex="italic"/>
    </style:style>
    <style:style style:name="P52" style:parent-style-name="Standard" style:list-style-name="LFO3" style:family="paragraph"/>
    <style:style style:name="T53" style:parent-style-name="Absatz-Standardschriftart" style:family="text">
      <style:text-properties fo:font-weight="bold" style:font-weight-asian="bold" style:font-weight-complex="bold"/>
    </style:style>
    <style:style style:name="T54" style:parent-style-name="Absatz-Standardschriftart" style:family="text">
      <style:text-properties fo:font-style="italic" style:font-style-asian="italic" style:font-style-complex="italic"/>
    </style:style>
    <style:style style:name="P55" style:parent-style-name="Standard" style:list-style-name="LFO3" style:family="paragraph"/>
    <style:style style:name="T56" style:parent-style-name="Absatz-Standardschriftart" style:family="text">
      <style:text-properties fo:font-weight="bold" style:font-weight-asian="bold" style:font-weight-complex="bold"/>
    </style:style>
    <style:style style:name="P57" style:parent-style-name="Standard" style:list-style-name="LFO3" style:family="paragraph"/>
    <style:style style:name="T58" style:parent-style-name="Absatz-Standardschriftart" style:family="text">
      <style:text-properties fo:font-weight="bold" style:font-weight-asian="bold" style:font-weight-complex="bold"/>
    </style:style>
    <style:style style:name="P59" style:parent-style-name="Standard" style:list-style-name="LFO3" style:family="paragraph"/>
    <style:style style:name="T60" style:parent-style-name="Absatz-Standardschriftart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62" style:parent-style-name="Absatz-Standardschriftart" style:family="text">
      <style:text-properties fo:font-weight="bold" style:font-weight-asian="bold" style:font-weight-complex="bold"/>
    </style:style>
    <style:style style:name="P63" style:parent-style-name="Standard" style:list-style-name="LFO4" style:family="paragraph"/>
    <style:style style:name="T64" style:parent-style-name="Absatz-Standardschriftart" style:family="text">
      <style:text-properties fo:font-weight="bold" style:font-weight-asian="bold" style:font-weight-complex="bold"/>
    </style:style>
    <style:style style:name="P65" style:parent-style-name="Standard" style:list-style-name="LFO4" style:family="paragraph"/>
    <style:style style:name="T66" style:parent-style-name="Absatz-Standardschriftart" style:family="text">
      <style:text-properties fo:language="en" fo:country="US"/>
    </style:style>
    <style:style style:name="P67" style:parent-style-name="Standard" style:list-style-name="LFO4" style:family="paragraph"/>
    <style:style style:name="T68" style:parent-style-name="Absatz-Standardschriftart" style:family="text">
      <style:text-properties fo:font-style="italic" style:font-style-asian="italic" style:font-style-complex="italic"/>
    </style:style>
    <style:style style:name="P69" style:parent-style-name="Standard" style:list-style-name="LFO4" style:family="paragraph"/>
    <style:style style:name="P70" style:parent-style-name="Standard" style:list-style-name="LFO4" style:family="paragraph"/>
    <style:style style:name="T71" style:parent-style-name="Absatz-Standardschriftart" style:family="text">
      <style:text-properties fo:font-weight="bold" style:font-weight-asian="bold" style:font-weight-complex="bold"/>
    </style:style>
    <style:style style:name="P72" style:parent-style-name="Standard" style:list-style-name="LFO4" style:family="paragraph"/>
    <style:style style:name="T73" style:parent-style-name="Absatz-Standardschriftart" style:family="text">
      <style:text-properties fo:font-style="italic" style:font-style-asian="italic" style:font-style-complex="italic"/>
    </style:style>
    <style:style style:name="P74" style:parent-style-name="Standard" style:list-style-name="LFO4" style:family="paragraph"/>
    <style:style style:name="P75" style:parent-style-name="Standard" style:list-style-name="LFO4" style:family="paragraph"/>
    <style:style style:name="T76" style:parent-style-name="Absatz-Standardschriftart" style:family="text">
      <style:text-properties fo:font-weight="bold" style:font-weight-asian="bold" style:font-weight-complex="bold"/>
    </style:style>
    <style:style style:name="P77" style:parent-style-name="Standard" style:list-style-name="LFO4" style:family="paragraph"/>
    <style:style style:name="P78" style:parent-style-name="Standard" style:list-style-name="LFO4" style:family="paragraph"/>
    <style:style style:name="P79" style:parent-style-name="Standard" style:list-style-name="LFO4" style:family="paragraph"/>
    <style:style style:name="P80" style:parent-style-name="Standard" style:list-style-name="LFO4" style:family="paragraph"/>
    <style:style style:name="T81" style:parent-style-name="Absatz-Standardschriftart" style:family="text">
      <style:text-properties fo:font-weight="bold" style:font-weight-asian="bold" style:font-weight-complex="bold"/>
    </style:style>
    <style:style style:name="P82" style:parent-style-name="Standard" style:list-style-name="LFO4" style:family="paragraph"/>
    <style:style style:name="T83" style:parent-style-name="Absatz-Standardschriftart" style:family="text">
      <style:text-properties fo:font-style="italic" style:font-style-asian="italic" style:font-style-complex="italic"/>
    </style:style>
    <style:style style:name="P84" style:parent-style-name="Standard" style:list-style-name="LFO4" style:family="paragraph"/>
    <style:style style:name="P85" style:parent-style-name="Standard" style:list-style-name="LFO4" style:family="paragraph"/>
    <style:style style:name="P86" style:parent-style-name="Standard" style:list-style-name="LFO4" style:family="paragraph"/>
    <style:style style:name="P87" style:parent-style-name="Standard" style:list-style-name="LFO4" style:family="paragraph"/>
    <style:style style:name="P88" style:parent-style-name="Standard" style:list-style-name="LFO4" style:family="paragraph"/>
    <style:style style:name="T89" style:parent-style-name="Absatz-Standardschriftart" style:family="text">
      <style:text-properties fo:font-weight="bold" style:font-weight-asian="bold" style:font-weight-complex="bold"/>
    </style:style>
    <style:style style:name="P90" style:parent-style-name="Standard" style:list-style-name="LFO4" style:family="paragraph"/>
    <style:style style:name="T91" style:parent-style-name="Absatz-Standardschriftart" style:family="text">
      <style:text-properties fo:font-style="italic" style:font-style-asian="italic" style:font-style-complex="italic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T93" style:parent-style-name="Absatz-Standardschriftart" style:family="text">
      <style:text-properties fo:font-weight="bold" style:font-weight-asian="bold" style:font-weight-complex="bold"/>
    </style:style>
    <style:style style:name="P94" style:parent-style-name="Standard" style:list-style-name="LFO5" style:family="paragraph"/>
    <style:style style:name="P95" style:parent-style-name="Standard" style:list-style-name="LFO5" style:family="paragraph"/>
    <style:style style:name="P96" style:parent-style-name="Standard" style:list-style-name="LFO5" style:family="paragraph"/>
    <style:style style:name="T97" style:parent-style-name="Absatz-Standardschriftart" style:family="text">
      <style:text-properties fo:font-weight="bold" style:font-weight-asian="bold" style:font-weight-complex="bold"/>
    </style:style>
    <style:style style:name="T98" style:parent-style-name="Absatz-Standardschriftart" style:family="text">
      <style:text-properties fo:font-weight="bold" style:font-weight-asian="bold" style:font-weight-complex="bold"/>
    </style:style>
    <style:style style:name="T99" style:parent-style-name="Absatz-Standardschriftart" style:family="text">
      <style:text-properties fo:font-weight="bold" style:font-weight-asian="bold" style:font-weight-complex="bold"/>
    </style:style>
    <style:style style:name="P100" style:parent-style-name="Standard" style:list-style-name="LFO6" style:family="paragraph"/>
    <style:style style:name="P101" style:parent-style-name="Standard" style:list-style-name="LFO6" style:family="paragraph"/>
    <style:style style:name="P102" style:parent-style-name="Standard" style:list-style-name="LFO6" style:family="paragraph"/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list-style-name="LFO7" style:family="paragraph"/>
    <style:style style:name="T105" style:parent-style-name="Absatz-Standardschriftart" style:family="text">
      <style:text-properties fo:font-weight="bold" style:font-weight-asian="bold" style:font-weight-complex="bold"/>
    </style:style>
    <style:style style:name="T106" style:parent-style-name="Absatz-Standardschriftart" style:family="text">
      <style:text-properties fo:font-weight="bold" style:font-weight-asian="bold" style:font-weight-complex="bold"/>
    </style:style>
    <style:style style:name="P107" style:parent-style-name="Standard" style:list-style-name="LFO7" style:family="paragraph"/>
    <style:style style:name="T108" style:parent-style-name="Absatz-Standardschriftart" style:family="text">
      <style:text-properties fo:font-weight="bold" style:font-weight-asian="bold" style:font-weight-complex="bold"/>
    </style:style>
    <style:style style:name="P109" style:parent-style-name="Standard" style:list-style-name="LFO7" style:family="paragraph"/>
    <style:style style:name="T110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Bedienungsanleitung – CPU Task Scheduler Simulator</text:p>
      <text:p text:style-name="P2">1. Überblick</text:p>
      <text:p text:style-name="Standard">Der<text:s/><text:span text:style-name="T3">CPU Task Scheduler Simulator</text:span><text:s/>ist ein Lern- und Visualisierungstool für Betriebssystem-Konzepte.<text:line-break/>Es ermöglicht die Simulation verschiedener<text:s/><text:span text:style-name="T4">Scheduling-Algorithmen</text:span><text:s/>(FCFS, SJF, RR, Priority RR) in einem<text:s/><text:span text:style-name="T5">Single-CPU-Modell</text:span>.<text:line-break/>Das Programm zeigt:</text:p>
      <text:list text:style-name="LFO1" text:continue-numbering="true">
        <text:list-item>
          <text:p text:style-name="P6">eine<text:s/><text:span text:style-name="T7">Prozesstabelle</text:span><text:s/>mit den eingegebenen Prozessen,</text:p>
        </text:list-item>
        <text:list-item>
          <text:p text:style-name="P8">eine<text:s/><text:span text:style-name="T9">Statistik</text:span><text:s/>(z. B. Durchlaufzeit, Wartezeit),</text:p>
        </text:list-item>
        <text:list-item>
          <text:p text:style-name="P10">sowie eine<text:s/><text:span text:style-name="T11">grafische Gantt-Darstellung</text:span><text:s/>des CPU-Zeitplans.</text:p>
        </text:list-item>
      </text:list>
      <text:p text:style-name="Standard"/>
      <text:p text:style-name="P12">2. Benutzeroberfläche</text:p>
      <text:p text:style-name="P13">Linke Seite</text:p>
      <text:list text:style-name="LFO2" text:continue-numbering="true">
        <text:list-item>
          <text:p text:style-name="P14"><text:span text:style-name="T15">Process Table</text:span><text:line-break/>Liste aller eingetragenen Prozesse mit ihren Eigenschaften (Arrival Time, Burst Time, Priority).</text:p>
        </text:list-item>
        <text:list-item>
          <text:p text:style-name="P16"><text:span text:style-name="T17">Statistics</text:span><text:line-break/>Anzeige der berechneten Kennzahlen nach der Simulation:</text:p>
          <text:list text:continue-numbering="true">
            <text:list-item>
              <text:p text:style-name="P18">Completion Time</text:p>
            </text:list-item>
            <text:list-item>
              <text:p text:style-name="P19">Turnaround Time</text:p>
            </text:list-item>
            <text:list-item>
              <text:p text:style-name="P20">Waiting Time</text:p>
            </text:list-item>
            <text:list-item>
              <text:p text:style-name="P21">Durchschnittswerte</text:p>
            </text:list-item>
          </text:list>
        </text:list-item>
        <text:list-item>
          <text:p text:style-name="P22"><text:span text:style-name="T23">Gantt Chart</text:span><text:line-break/>Visualisierung des CPU-Zeitplans als Zeitachse. Jeder Balken zeigt an, wann welcher Prozess/Thread ausgeführt wurde.</text:p>
        </text:list-item>
      </text:list>
      <text:p text:style-name="P24">Rechte Seite (Controls)</text:p>
      <text:list text:style-name="LFO3" text:continue-numbering="true">
        <text:list-item>
          <text:p text:style-name="P25"><text:span text:style-name="T26">Arrival Time</text:span><text:line-break/>Zeitpunkt (in Zeiteinheiten), wann der Prozess im System<text:s/>ankommt.</text:p>
        </text:list-item>
        <text:list-item>
          <text:p text:style-name="P27"><text:span text:style-name="T28">Burst Time</text:span><text:line-break/>Rechenzeit (CPU-Zeit), die der Prozess benötigt.</text:p>
        </text:list-item>
        <text:list-item>
          <text:p text:style-name="P29"><text:span text:style-name="T30">Priority</text:span><text:span text:style-name="T31"><text:line-break/></text:span><text:span text:style-name="T32">Statische Priorität (für Priority-basiertes Scheduling).</text:span></text:p>
          <text:list text:continue-numbering="true">
            <text:list-item>
              <text:p text:style-name="P33">Niedrigere Zahl = höhere Priorität.</text:p>
            </text:list-item>
          </text:list>
        </text:list-item>
        <text:list-item>
          <text:p text:style-name="P34"><text:span text:style-name="T35">Insert Process</text:span><text:line-break/>Fügt den Prozess mit den angegebenen Werten in die Tabelle ein.</text:p>
        </text:list-item>
        <text:list-item>
          <text:p text:style-name="P36"><text:span text:style-name="T37">Algorithm</text:span><text:line-break/>Auswahl des Scheduling-Algorithmus:</text:p>
          <text:list text:continue-numbering="true">
            <text:list-item>
              <text:p text:style-name="P38">FCFS (First Come First Serve)</text:p>
            </text:list-item>
            <text:list-item>
              <text:p text:style-name="P39">SJF (Shortest Job First)</text:p>
            </text:list-item>
            <text:list-item>
              <text:p text:style-name="P40">RR (Round Robin)</text:p>
            </text:list-item>
            <text:list-item>
              <text:p text:style-name="P41">RRP (Round Robin mit Priorität)</text:p>
            </text:list-item>
          </text:list>
        </text:list-item>
        <text:list-item>
          <text:p text:style-name="P42"><text:span text:style-name="T43">Quantum</text:span><text:line-break/>Zeitscheibe für Round-Robin-Algorithmen (aktiv bei RR/RRP).</text:p>
        </text:list-item>
        <text:list-item>
          <text:p text:style-name="P44"><text:span text:style-name="T45">Scheduling Mode</text:span></text:p>
          <text:list text:continue-numbering="true">
            <text:list-item>
              <text:p text:style-name="P46"><text:span text:style-name="T47">Process Only</text:span>: Nur<text:s/>Prozesse werden berücksichtigt.</text:p>
            </text:list-item>
            <text:list-item>
              <text:p text:style-name="P48"><text:span text:style-name="T49">Thread Kernel</text:span>: Threads werden wie eigenständige Prozesse behandelt.</text:p>
            </text:list-item>
            <text:list-item>
              <text:p text:style-name="P50"><text:span text:style-name="T51">Thread User</text:span>: Prozesse werden gescheduled, ihre Threads intern per RR.</text:p>
            </text:list-item>
          </text:list>
        </text:list-item>
        <text:list-item>
          <text:p text:style-name="P52"><text:span text:style-name="T53">Thread Quantum</text:span><text:line-break/>Zeitscheibe, die bei<text:s/><text:span text:style-name="T54">User-Level Thread Scheduling</text:span><text:s/>angewendet wird.</text:p>
        </text:list-item>
        <text:list-item>
          <text:p text:style-name="P55"><text:span text:style-name="T56">Context Switch</text:span><text:line-break/>Dauer eines Kontextwechsels zwischen zwei Prozessen/Threads.</text:p>
        </text:list-item>
        <text:list-item>
          <text:p text:style-name="P57"><text:span text:style-name="T58">Start Simulation</text:span><text:line-break/>Startet die Simulation und erzeugt Gantt-Diagramm + Statistiken.</text:p>
        </text:list-item>
        <text:list-item>
          <text:p text:style-name="P59"><text:span text:style-name="T60">Reset</text:span><text:line-break/>Löscht alle Eingaben und setzt den Simulator zurück.</text:p>
        </text:list-item>
      </text:list>
      <text:p text:style-name="P61"/>
      <text:p text:style-name="Standard"><text:span text:style-name="T62">3. Schritt-für-Schritt Nutzung</text:span></text:p>
      <text:list text:style-name="LFO4" text:continue-numbering="true">
        <text:list-item>
          <text:p text:style-name="P63"><text:span text:style-name="T64">Prozess eingeben</text:span></text:p>
          <text:list text:continue-numbering="true">
            <text:list-item>
              <text:p text:style-name="P65"><text:span text:style-name="T66">Arrival Time, Burst Time und ggf.<text:s/></text:span>Priority setzen.</text:p>
            </text:list-item>
            <text:list-item>
              <text:p text:style-name="P67">Mit<text:s/><text:span text:style-name="T68">Insert Process</text:span><text:s/>hinzufügen.</text:p>
            </text:list-item>
            <text:list-item>
              <text:p text:style-name="P69">Wiederhole dies für alle gewünschten Prozesse.</text:p>
            </text:list-item>
          </text:list>
        </text:list-item>
        <text:list-item>
          <text:p text:style-name="P70"><text:span text:style-name="T71">Algorithmus auswählen</text:span></text:p>
          <text:list text:continue-numbering="true">
            <text:list-item>
              <text:p text:style-name="P72">Im Dropdown<text:s/><text:span text:style-name="T73">Algorithm</text:span><text:s/>den gewünschten Scheduling-Algorithmus wählen.</text:p>
            </text:list-item>
            <text:list-item>
              <text:p text:style-name="P74">Falls Round Robin →<text:s/>Quantum anpassen.</text:p>
            </text:list-item>
          </text:list>
        </text:list-item>
        <text:list-item>
          <text:p text:style-name="P75"><text:span text:style-name="T76">Modus und Parameter setzen</text:span></text:p>
          <text:list text:continue-numbering="true">
            <text:list-item>
              <text:p text:style-name="P77">Scheduling Mode: Prozess-/Thread-Ebene auswählen.</text:p>
            </text:list-item>
            <text:list-item>
              <text:p text:style-name="P78">Thread Quantum einstellen (nur bei User-Thread-Modus relevant).</text:p>
            </text:list-item>
            <text:list-item>
              <text:p text:style-name="P79">Context Switch ggf. auf &gt;0 setzen, um Overhead zu simulieren.</text:p>
            </text:list-item>
          </text:list>
        </text:list-item>
        <text:list-item>
          <text:p text:style-name="P80"><text:span text:style-name="T81">Simulation starten</text:span></text:p>
          <text:list text:continue-numbering="true">
            <text:list-item>
              <text:p text:style-name="P82"><text:span text:style-name="T83">Start Simulation</text:span><text:s/>klicken.</text:p>
            </text:list-item>
            <text:list-item>
              <text:p text:style-name="P84">Ergebnis:</text:p>
              <text:list text:continue-numbering="true">
                <text:list-item>
                  <text:p text:style-name="P85">Prozesstabelle mit berechneten Metriken.</text:p>
                </text:list-item>
                <text:list-item>
                  <text:p text:style-name="P86">Statistik-Fenster mit Durchschnittswerten.</text:p>
                </text:list-item>
                <text:list-item>
                  <text:p text:style-name="P87">Gantt-Chart mit Ablaufvisualisierung.</text:p>
                </text:list-item>
              </text:list>
            </text:list-item>
          </text:list>
        </text:list-item>
        <text:list-item>
          <text:p text:style-name="P88"><text:span text:style-name="T89">Neustart</text:span></text:p>
          <text:list text:continue-numbering="true">
            <text:list-item>
              <text:p text:style-name="P90">Mit<text:s/><text:span text:style-name="T91">Reset</text:span><text:s/>alle Eingaben und Ergebnisse löschen und neue Simulation beginnen.</text:p>
            </text:list-item>
          </text:list>
        </text:list-item>
      </text:list>
      <text:p text:style-name="Standard"/>
      <text:p text:style-name="P92">4. Beispiel</text:p>
      <text:p text:style-name="Standard"><text:span text:style-name="T93">Prozesse eingeben:</text:span></text:p>
      <text:list text:style-name="LFO5" text:continue-numbering="true">
        <text:list-item>
          <text:p text:style-name="P94">P1: Arrival=0, Burst=5</text:p>
        </text:list-item>
        <text:list-item>
          <text:p text:style-name="P95">P2: Arrival=2, Burst=3</text:p>
        </text:list-item>
        <text:list-item>
          <text:p text:style-name="P96">P3: Arrival=4, Burst=2</text:p>
        </text:list-item>
      </text:list>
      <text:p text:style-name="Standard"><text:span text:style-name="T97">Algorithmus:</text:span><text:s/>FCFS<text:line-break/><text:span text:style-name="T98">Context Switch:</text:span><text:s/>0</text:p>
      <text:p text:style-name="Standard"><text:span text:style-name="T99">Ergebnis:</text:span></text:p>
      <text:list text:style-name="LFO6" text:continue-numbering="true">
        <text:list-item>
          <text:p text:style-name="P100">Reihenfolge: P1 → P2 → P3</text:p>
        </text:list-item>
        <text:list-item>
          <text:p text:style-name="P101">Gantt: [P1: 0–5] [P2: 5–8] [P3: 8–10]</text:p>
        </text:list-item>
        <text:list-item>
          <text:p text:style-name="P102">Durchschnittliche Wartezeit und Durchlaufzeit werden<text:s/>angezeigt.</text:p>
        </text:list-item>
      </text:list>
      <text:p text:style-name="Standard"/>
      <text:p text:style-name="P103">5. Tipps &amp; Hinweise</text:p>
      <text:list text:style-name="LFO7" text:continue-numbering="true">
        <text:list-item>
          <text:p text:style-name="P104">Für<text:s/><text:span text:style-name="T105">RR</text:span><text:s/>und<text:s/><text:span text:style-name="T106">RRP</text:span><text:s/>ist der Quantum-Wert entscheidend für Fairness und Performance.</text:p>
        </text:list-item>
        <text:list-item>
          <text:p text:style-name="P107">Mit<text:s/><text:span text:style-name="T108">Context Switch &gt;0</text:span><text:s/>wird sichtbar, wie Scheduling-Overhead die Gesamtdauer beeinflusst.</text:p>
        </text:list-item>
        <text:list-item>
          <text:p text:style-name="P109"><text:span text:style-name="T110">Thread-Scheduling-Modi</text:span><text:s/>veranschaulichen den Unterschied zwischen Kernel- und User-Level-Threadverwaltung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aria ElAlaoui</meta:initial-creator>
    <dc:creator>zakaria ElAlaoui</dc:creator>
    <meta:creation-date>2025-08-25T14:08:00Z</meta:creation-date>
    <dc:date>2025-08-25T15:04:00Z</dc:date>
    <meta:template xlink:href="Normal.dotm" xlink:type="simple"/>
    <meta:editing-cycles>3</meta:editing-cycles>
    <meta:editing-duration>PT0S</meta:editing-duration>
    <meta:document-statistic meta:page-count="1" meta:paragraph-count="6" meta:word-count="449" meta:character-count="3276" meta:row-count="23" meta:non-whitespace-character-count="2833"/>
  </office:meta>
</office:document-meta>
</file>